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Same as Oli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NEW!!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NEW!!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1:40:16.233261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19T11:42:15.878908517</dc:date>
    <meta:editing-duration>PT7H17M25S</meta:editing-duration>
    <meta:editing-cycles>21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82" meta:object-count="0"/>
  </office:meta>
</office:document-meta>
</file>